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37.2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3.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6" office:value-type="string" calcext:value-type="string">
            <text:p>Paikka</text:p>
          </table:table-cell>
          <table:table-cell table:style-name="ce6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29.07.1873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 calcext:value-type="string">
            <text:p>A202</text:p>
          </table:table-cell>
          <table:table-cell office:value-type="string" calcext:value-type="string">
            <text:p>Henrika Wilhelmi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878-01-03" calcext:value-type="date">
            <text:p>03.01.1878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303</text:p>
          </table:table-cell>
          <table:table-cell office:value-type="string" calcext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1.12.1828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11.02.185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ohansson</text:p>
          </table:table-cell>
          <table:table-cell table:style-name="ce3" office:value-type="date" office:date-value="1838-10-14" calcext:value-type="date">
            <text:p>14.10.1838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405</text:p>
          </table:table-cell>
          <table:table-cell office:value-type="string" calcext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4</text:p>
          </table:table-cell>
          <table:table-cell office:value-type="string" calcext:value-type="string">
            <text:p>Catharina Wilhelmina</text:p>
          </table:table-cell>
          <table:table-cell office:value-type="string" calcext:value-type="string">
            <text:p>Andersdr</text:p>
          </table:table-cell>
          <table:table-cell table:style-name="ce3" office:value-type="date" office:date-value="1841-05-17" calcext:value-type="date">
            <text:p>17.05.1841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407</text:p>
          </table:table-cell>
          <table:table-cell office:value-type="string" calcext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19.02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13.07.1792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4.01.1809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8.12.1815</text:p>
          </table:table-cell>
          <table:table-cell table:style-name="ce7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5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806-08-01" calcext:value-type="date">
            <text:p>01.08.1806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09</text:p>
          </table:table-cell>
          <table:table-cell office:value-type="string" calcext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6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813-10-26" calcext:value-type="date">
            <text:p>26.10.1813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11</text:p>
          </table:table-cell>
          <table:table-cell office:value-type="string" calcext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imonsdr</text:p>
          </table:table-cell>
          <table:table-cell table:style-name="ce3" office:value-type="date" office:date-value="1798-11-12" calcext:value-type="date">
            <text:p>12.11.1798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3</text:p>
          </table:table-cell>
          <table:table-cell office:value-type="string" calcext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8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93-12-15" calcext:value-type="date">
            <text:p>15.12.179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5</text:p>
          </table:table-cell>
          <table:table-cell office:value-type="string" calcext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4.05.1751</text:p>
          </table:table-cell>
          <table:table-cell table:style-name="ce9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14.04.1750</text:p>
          </table:table-cell>
          <table:table-cell table:style-name="ce9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11.08.176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30.11.177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11-29" calcext:value-type="date">
            <text:p>29.11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28.11.1769</text:p>
          </table:table-cell>
          <table:table-cell table:style-name="ce7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21.12.1781</text:p>
          </table:table-cell>
          <table:table-cell table:style-name="ce7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9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782-04-09" calcext:value-type="date">
            <text:p>09.04.1782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7</text:p>
          </table:table-cell>
          <table:table-cell office:value-type="string" calcext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0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Henricsdr</text:p>
          </table:table-cell>
          <table:table-cell table:style-name="ce3" office:value-type="date" office:date-value="1779-03-19" calcext:value-type="date">
            <text:p>19.03.177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9</text:p>
          </table:table-cell>
          <table:table-cell office:value-type="string" calcext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1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ertilsson</text:p>
          </table:table-cell>
          <table:table-cell table:style-name="ce3" office:value-type="date" office:date-value="1773-05-05" calcext:value-type="date">
            <text:p>05.05.1773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1</text:p>
          </table:table-cell>
          <table:table-cell office:value-type="string" calcext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75-02-16" calcext:value-type="date">
            <text:p>16.02.1775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3</text:p>
          </table:table-cell>
          <table:table-cell office:value-type="string" calcext:value-type="string">
            <text:p>A6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73-10-09" calcext:value-type="date">
            <text:p>09.10.177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25</text:p>
          </table:table-cell>
          <table:table-cell office:value-type="string" calcext:value-type="string">
            <text:p>A6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0-12-08" calcext:value-type="date">
            <text:p>08.12.1770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A6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21-12-31" calcext:value-type="date">
            <text:p>31.12.1721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701</text:p>
          </table:table-cell>
          <table:table-cell office:value-type="string" calcext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735-06-05" calcext:value-type="date">
            <text:p>05.06.1735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703</text:p>
          </table:table-cell>
          <table:table-cell office:value-type="string" calcext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16-10-20" calcext:value-type="date">
            <text:p>20.10.1716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5</text:p>
          </table:table-cell>
          <table:table-cell office:value-type="string" calcext:value-type="string">
            <text:p>A70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4</text:p>
          </table:table-cell>
          <table:table-cell office:value-type="string" calcext:value-type="string">
            <text:p>Chirstin</text:p>
          </table:table-cell>
          <table:table-cell office:value-type="string" calcext:value-type="string">
            <text:p>Andersson</text:p>
          </table:table-cell>
          <table:table-cell table:style-name="ce3" office:value-type="date" office:date-value="1709-05-07" calcext:value-type="date">
            <text:p>07.05.170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7</text:p>
          </table:table-cell>
          <table:table-cell office:value-type="string" calcext:value-type="string">
            <text:p>A7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5</text:p>
          </table:table-cell>
          <table:table-cell office:value-type="string" calcext:value-type="string">
            <text:p>Matts</text:p>
          </table:table-cell>
          <table:table-cell office:value-type="string" calcext:value-type="string">
            <text:p>Kil</text:p>
          </table:table-cell>
          <table:table-cell table:style-name="ce3" office:value-type="date" office:date-value="1761-02-15" calcext:value-type="date">
            <text:p>15.02.1761</text:p>
          </table:table-cell>
          <table:table-cell/>
          <table:table-cell office:value-type="string" calcext:value-type="string">
            <text:p>A629</text:p>
          </table:table-cell>
          <table:table-cell office:value-type="string" calcext:value-type="string">
            <text:p>A6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6</text:p>
          </table:table-cell>
          <table:table-cell office:value-type="string" calcext:value-type="string">
            <text:p>Walborg</text:p>
          </table:table-cell>
          <table:table-cell office:value-type="string" calcext:value-type="string">
            <text:p>Henricsdr</text:p>
          </table:table-cell>
          <table:table-cell table:style-name="ce3" office:value-type="string" calcext:value-type="string">
            <text:p><text:s/></text:p>
          </table:table-cell>
          <table:table-cell/>
          <table:table-cell office:value-type="string" calcext:value-type="string">
            <text:p>A631</text:p>
          </table:table-cell>
          <table:table-cell office:value-type="string" calcext:value-type="string">
            <text:p>A63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<text:s/></text:p>
          </table:table-cell>
          <table:table-cell table:number-columns-repeated="1019"/>
        </table:table-row>
        <table:table-row table:style-name="ro3" table:number-rows-repeated="8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2:Suku.G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.00.0000</text:date>, <text:time style:data-style-name="N2" text:time-value="20:12:28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2-08T20:16:18.698000000</dc:date>
    <meta:editing-cycles>47</meta:editing-cycles>
    <meta:editing-duration>PT7H17M58S</meta:editing-duration>
    <meta:generator>LibreOffice/4.4.7.2$Windows_x86 LibreOffice_project/f3153a8b245191196a4b6b9abd1d0da16eead600</meta:generator>
    <meta:document-statistic meta:table-count="2" meta:cell-count="243" meta:object-count="0"/>
  </office:meta>
</office:document-meta>
</file>